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ComplexNumber Design Document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privat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">
            <text:p>packag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8">
            <text:p>protected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Legend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ComplexNumber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real:double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imaginary:double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<text:span text:style-name="T2">count</text:span>:int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<text:span text:style-name="T2">DEFAULT_REAL</text:span>=0:double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<text:span text:style-name="T2">DEFAULT_IMAGINARY</text:span>=0:double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4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ComplexNumber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ComplexNumber(real:double, imaginary:doub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ComplexNumber(real:doub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ComplexNumber(input:ComplexNumber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Real():double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Imaginary():double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<text:span text:style-name="T2">getCount</text:span>():int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setReal(real:doub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setImaginary(imaginary:doub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add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subtract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multiply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0">
            <text:p>valueOf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isZero():boolean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toString():String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ata 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ariable or Constant</text:p>
          </table:table-cell>
          <table:table-cell table:number-columns-repeated="3" table:style-name="ce1"/>
          <table:table-cell office:value-type="string" table:style-name="ce1">
            <text:p>Purpo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al</text:p>
          </table:table-cell>
          <table:table-cell table:number-columns-repeated="3" table:style-name="ce1"/>
          <table:table-cell office:value-type="string" table:style-name="ce1">
            <text:p>The real aspect of th Complex Numb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maginary</text:p>
          </table:table-cell>
          <table:table-cell table:number-columns-repeated="3" table:style-name="ce1"/>
          <table:table-cell office:value-type="string" table:style-name="ce1">
            <text:p>The imaginary aspect of th Complex Numb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unt</text:p>
          </table:table-cell>
          <table:table-cell table:number-columns-repeated="3" table:style-name="ce1"/>
          <table:table-cell office:value-type="string" table:style-name="ce1">
            <text:p>class variable, stores number of ComplexNumbers crea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FAULT_REAL</text:p>
          </table:table-cell>
          <table:table-cell table:number-columns-repeated="3" table:style-name="ce1"/>
          <table:table-cell office:value-type="string" table:style-name="ce1">
            <text:p>constant to store the default real = 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FAULT_IMAGINARY</text:p>
          </table:table-cell>
          <table:table-cell table:number-columns-repeated="3" table:style-name="ce1"/>
          <table:table-cell office:value-type="string" table:style-name="ce1">
            <text:p>constant to store the default imaginary = 0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lgorith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ass</text:p>
          </table:table-cell>
          <table:table-cell table:style-name="ce1"/>
          <table:table-cell table:style-name="ce11"/>
          <table:table-cell office:value-type="string" table:style-name="ce1">
            <text:p>private double real;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private double imaginary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private static int count &lt;- 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public static final double DEFAULT_REAL &lt;- 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public static final double DEFAULT_IMAGINARY &lt;- 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ComplexNumber(real,imaginary)</text:p>
          </table:table-cell>
          <table:table-cell table:style-name="ce1"/>
          <table:table-cell table:style-name="ce11"/>
          <table:table-cell office:value-type="string" table:style-name="ce1">
            <text:p>setReal(real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setImaginary(imaginary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count++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ComplexNumber()</text:p>
          </table:table-cell>
          <table:table-cell table:style-name="ce1"/>
          <table:table-cell table:style-name="ce11"/>
          <table:table-cell office:value-type="string" table:style-name="ce1">
            <text:p>ComplexNumber(DEFAULT_REAL, DEFAULT_IMAGINARY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ComplexNumber(real)</text:p>
          </table:table-cell>
          <table:table-cell table:style-name="ce1"/>
          <table:table-cell table:style-name="ce11"/>
          <table:table-cell office:value-type="string" table:style-name="ce1">
            <text:p>ComplexNumber(real, DEFAULT_IMAGINARY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ComplexNumber(ComplexNumber)</text:p>
          </table:table-cell>
          <table:table-cell table:style-name="ce1"/>
          <table:table-cell table:style-name="ce11"/>
          <table:table-cell office:value-type="string" table:style-name="ce1">
            <text:p>ComplexNumber(input.getReal(), input.getImaginary()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setReal(double real)</text:p>
          </table:table-cell>
          <table:table-cell table:style-name="ce1"/>
          <table:table-cell table:style-name="ce11"/>
          <table:table-cell office:value-type="string" table:style-name="ce1">
            <text:p>object1 real &lt;- real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setImaginary(double imaginary)</text:p>
          </table:table-cell>
          <table:table-cell table:style-name="ce1"/>
          <table:table-cell table:style-name="ce11"/>
          <table:table-cell office:value-type="string" table:style-name="ce1">
            <text:p>object1 imaginary &lt;- imagina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add(ComplexNumber input)</text:p>
          </table:table-cell>
          <table:table-cell table:style-name="ce1"/>
          <table:table-cell table:style-name="ce11"/>
          <table:table-cell office:value-type="string" table:style-name="ce1">
            <text:p>real &lt;- object1 real + object2 real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imaginary &lt;- object1 imaginary + object2 imagina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return &lt;- new ComplexNumber(real, imaginary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subtract(ComplexNumber input)</text:p>
          </table:table-cell>
          <table:table-cell table:style-name="ce1"/>
          <table:table-cell table:style-name="ce11"/>
          <table:table-cell office:value-type="string" table:style-name="ce1">
            <text:p>real &lt;- object1 real - object2 real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imaginary &lt;- object1 imaginary - object2 imagina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return &lt;- new ComplexNumber(real, imaginary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multiply(ComplexNumber input)</text:p>
          </table:table-cell>
          <table:table-cell table:style-name="ce1"/>
          <table:table-cell table:style-name="ce11"/>
          <table:table-cell office:value-type="string" table:style-name="ce1">
            <text:p>real &lt;- object1 real * object2 real -<text:s/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2" table:style-name="ce1"/>
          <table:table-cell office:value-type="string" table:style-name="ce1">
            <text:p>object1 imaginary * object2 imaginary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imaginary &lt;- object1 real * object2 imaginary -<text:s/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2" table:style-name="ce1"/>
          <table:table-cell office:value-type="string" table:style-name="ce1">
            <text:p>object1 imaginary * object2 real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return &lt;- new ComplexNumber(real, imaginary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valueOf(String input)</text:p>
          </table:table-cell>
          <table:table-cell table:style-name="ce1"/>
          <table:table-cell table:style-name="ce11"/>
          <table:table-cell office:value-type="string" table:style-name="ce1">
            <text:p>Scanner in = input, with a delimiter of any char<text:s/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2" table:style-name="ce1"/>
          <table:table-cell office:value-type="string" table:style-name="ce1">
            <text:p>except numbers, periods or minus signs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double real = in.nextDouble(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double imaginary = in.nextDouble(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return &lt;- new ComplexNumber(real, imaginary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isZero()</text:p>
          </table:table-cell>
          <table:table-cell table:style-name="ce1"/>
          <table:table-cell table:style-name="ce11"/>
          <table:table-cell office:value-type="string" table:style-name="ce1">
            <text:p>if(real == 0 &amp;&amp; imaginary == 0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office:value-type="string" table:style-name="ce1">
            <text:p>return &lt;- tru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11"/>
          <table:table-cell office:value-type="string" table:style-name="ce1">
            <text:p><text:s text:c="3"/>el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office:value-type="string" table:style-name="ce1">
            <text:p>return &lt;- fals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toString()</text:p>
          </table:table-cell>
          <table:table-cell table:style-name="ce1"/>
          <table:table-cell table:style-name="ce11"/>
          <table:table-cell office:value-type="string" table:style-name="ce1">
            <text:p>return &lt;- real + " + " + imaginary + "i"</text:p>
          </table:table-cell>
          <table:table-cell table:number-columns-repeated="16380" table:style-name="ce1"/>
        </table:table-row>
        <table:table-row table:number-rows-repeated="10484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Zach</meta:initial-creator>
    <dc:creator>Zach</dc:creator>
    <meta:creation-date>2016-08-22T14:57:19Z</meta:creation-date>
    <dc:date>2016-08-29T14:09:03Z</dc:date>
    <meta:print-date>2016-08-29T14:05:58Z</meta:print-date>
  </office:meta>
</office:document-meta>
</file>